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55cm" fo:min-width="7.3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0cm" fo:min-width="7.3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0" style:family="graphic" style:parent-style-name="standard">
      <style:graphic-properties draw:fill="solid" draw:fill-color="#ffffff" draw:textarea-horizontal-align="left" draw:textarea-vertical-align="top" draw:auto-grow-height="false" fo:min-height="13.55cm" fo:min-width="7.5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0.95cm" fo:min-width="7.5cm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3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34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1" draw:layer="layout" svg:width="0.773cm" svg:height="0.747cm" svg:x="7.6cm" svg:y="11cm">
          <draw:text-box>
            <text:p>1</text:p>
          </draw:text-box>
        </draw:frame>
        <draw:frame draw:style-name="gr11" draw:layer="layout" svg:width="0.773cm" svg:height="0.747cm" svg:x="4cm" svg:y="6.453cm">
          <draw:text-box>
            <text:p>1</text:p>
          </draw:text-box>
        </draw:frame>
        <draw:frame draw:style-name="gr12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3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6" draw:layer="layout" svg:x1="29.7cm" svg:y1="5.6cm" svg:x2="41.6cm" svg:y2="4cm" draw:start-shape="id5" draw:start-glue-point="0" draw:end-shape="id4" svg:d="M29700 5600v-800h11900v-800" svg:viewBox="0 0 11901 1601">
          <text:p/>
        </draw:connector>
        <draw:g xml:id="id8" draw:id="id8">
          <draw:custom-shape draw:style-name="gr17" draw:text-style-name="P4" draw:layer="layout" svg:width="8.8cm" svg:height="0.8cm" svg:x="27.2cm" svg:y="11.6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8cm" svg:x="27.2cm" svg:y="12.4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5.2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4" draw:layer="layout" svg:width="7.8cm" svg:height="0.8cm" svg:x="5.6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8cm" svg:height="2.8cm" svg:x="5.6cm" svg:y="21.9cm">
            <text:p text:style-name="P2"><text:span text:style-name="T1">+ ID : Integer</text:span></text:p>
            <text:p text:style-name="P2"><text:span text:style-name="T2">+ Visitor : Requesting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8cm" svg:height="0.2cm" svg:x="5.6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6cm" svg:y="8cm">
            <text:p text:style-name="P1"><text:span text:style-name="T1">Acqui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2cm" svg:height="3.2cm" svg:x="16cm" svg:y="8.8cm">
            <text:p text:style-name="P2"><text:span text:style-name="T1">+ ID : Integer</text:span></text:p>
            <text:p text:style-name="P2"><text:span text:style-name="T2">+ Client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8" draw:layer="layout" svg:x1="31.6cm" svg:y1="8cm" svg:x2="31.6cm" svg:y2="11.6cm" draw:start-shape="id7" draw:start-glue-point="2" draw:end-shape="id8" draw:end-glue-point="0" svg:d="M31600 8000v3600" svg:viewBox="0 0 1 3601">
          <text:p/>
        </draw:connector>
        <draw:connector draw:style-name="gr28" draw:layer="layout" svg:x1="23.2cm" svg:y1="10.1cm" svg:x2="27.5cm" svg:y2="8cm" draw:start-shape="id9" draw:start-glue-point="1" draw:end-shape="id10" draw:end-glue-point="2" svg:d="M23200 10100h4300v-2100" svg:viewBox="0 0 4301 2101">
          <text:p/>
        </draw:connector>
        <draw:connector draw:style-name="gr28" draw:layer="layout" svg:x1="5.6cm" svg:y1="23cm" svg:x2="4cm" svg:y2="12.4cm" draw:start-shape="id11" draw:start-glue-point="3" draw:end-shape="id1" draw:end-glue-point="2" svg:d="M5600 23000h-1600v-10600" svg:viewBox="0 0 1601 10601">
          <text:p/>
        </draw:connector>
        <draw:connector draw:style-name="gr28" draw:layer="layout" svg:x1="9.5cm" svg:y1="21.1cm" svg:x2="24.5cm" svg:y2="6.8cm" draw:start-shape="id11" draw:start-glue-point="0" draw:end-shape="id5" draw:end-glue-point="3" svg:d="M9500 21100v-14300h15000" svg:viewBox="0 0 15001 14301">
          <text:p/>
        </draw:connector>
        <draw:connector draw:style-name="gr28" draw:layer="layout" svg:x1="13.4cm" svg:y1="23cm" svg:x2="17.2cm" svg:y2="23cm" draw:start-shape="id11" draw:start-glue-point="1" svg:d="M13400 23000h3800" svg:viewBox="0 0 3801 1">
          <text:p/>
        </draw:connector>
        <draw:connector draw:style-name="gr28" draw:layer="layout" svg:x1="19.6cm" svg:y1="12.2cm" svg:x2="19.6cm" svg:y2="15.6cm" draw:start-shape="id9" draw:start-glue-point="2" draw:end-shape="id12" draw:end-glue-point="0" svg:d="M19600 12200v3400" svg:viewBox="0 0 1 3401">
          <text:p/>
        </draw:connector>
        <draw:connector draw:style-name="gr28" draw:layer="layout" svg:x1="25.2cm" svg:y1="23cm" svg:x2="32cm" svg:y2="23cm" draw:end-shape="id6" draw:end-glue-point="3" svg:d="M25200 23000h6800" svg:viewBox="0 0 6801 1">
          <text:p/>
        </draw:connector>
        <draw:connector draw:style-name="gr28" draw:layer="layout" svg:x1="41.6cm" svg:y1="11.4cm" svg:x2="25.2cm" svg:y2="19.6cm" draw:start-shape="id3" draw:start-glue-point="2" draw:end-shape="id13" draw:end-glue-point="1" svg:d="M41600 11400v8200h-16400" svg:viewBox="0 0 16401 8201">
          <text:p/>
        </draw:connector>
        <draw:connector draw:style-name="gr28" draw:layer="layout" svg:x1="27.2cm" svg:y1="13.8cm" svg:x2="22.8cm" svg:y2="15.6cm" draw:start-shape="id8" draw:start-glue-point="3" draw:end-shape="id14" draw:end-glue-point="0" svg:d="M27200 13800h-4400v1800" svg:viewBox="0 0 4401 1801">
          <text:p/>
        </draw:connector>
        <draw:custom-shape draw:style-name="gr29" draw:text-style-name="P1" xml:id="id12" draw:id="id12" draw:layer="layout" svg:width="1.6cm" svg:height="1.6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4" draw:id="id14" draw:layer="layout" svg:width="1.6cm" svg:height="1.6cm" svg:x="22cm" svg:y="1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7" draw:id="id7" draw:layer="layout" svg:width="1.6cm" svg:height="1.6cm" svg:x="30.8cm" svg:y="6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0" draw:id="id10" draw:layer="layout" svg:width="1.6cm" svg:height="1.6cm" svg:x="26.7cm" svg:y="6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3" draw:id="id13" draw:layer="layout" svg:width="1.6cm" svg:height="1.6cm" svg:x="23.6cm" svg:y="1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8cm" svg:x="17.2cm" svg:y="15.6cm">
          <text:p text:style-name="P1">Property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8cm" svg:height="13.8cm" svg:x="17.2cm" svg:y="16.4cm">
          <text:p text:style-name="P2"><text:span text:style-name="T2">+ ID : Integer</text:span></text:p>
          <text:p text:style-name="P2"><text:span text:style-name="T2">+ PropertyType : PropertyType</text:span></text:p>
          <text:p text:style-name="P2"><text:span text:style-name="T2">+ OfferType : OfferType</text:span></text:p>
          <text:p text:style-name="P2"><text:span text:style-name="T2">+ Address : Address</text:span></text:p>
          <text:p text:style-name="P2"><text:span text:style-name="T2">+ AvailabilityDate : Date</text:span></text:p>
          <text:p text:style-name="P2"><text:span text:style-name="T2">+ Bedrooms : Integer</text:span></text:p>
          <text:p text:style-name="P2"><text:span text:style-name="T2">+ Class : StandardClass</text:span></text:p>
          <text:p text:style-name="P2"><text:span text:style-name="T2">+ Deposit : Money</text:span></text:p>
          <text:p text:style-name="P2"><text:span text:style-name="T2">+ Description : String</text:span></text:p>
          <text:p text:style-name="P2"><text:span text:style-name="T2">+ Elevator : Boolean</text:span></text:p>
          <text:p text:style-name="P2"><text:span text:style-name="T2">+ EquippedKitchen : Boolean</text:span></text:p>
          <text:p text:style-name="P2"><text:span text:style-name="T2">+ Floor : String</text:span></text:p>
          <text:p text:style-name="P2"><text:span text:style-name="T2">+ Floors : Integer</text:span></text:p>
          <text:p text:style-name="P2"><text:span text:style-name="T2">+ Garages : Integer</text:span></text:p>
          <text:p text:style-name="P2"><text:span text:style-name="T2">+ GardenArea : Double</text:span></text:p>
          <text:p text:style-name="P2"><text:span text:style-name="T2">+ Garnish : String</text:span></text:p>
          <text:p text:style-name="P2"><text:span text:style-name="T2">+ Lease : String</text:span></text:p>
          <text:p text:style-name="P2"><text:span text:style-name="T2">+ Loads : Money</text:span></text:p>
          <text:p text:style-name="P2"><text:span text:style-name="T2">+ Owner : OfferingClient</text:span></text:p>
          <text:p text:style-name="P2"><text:span text:style-name="T2">+ Price : Money</text:span></text:p>
          <text:p text:style-name="P2"><text:span text:style-name="T2">+ Rateable : Money</text:span></text:p>
          <text:p text:style-name="P2"><text:span text:style-name="T2">+ Rent : Money</text:span></text:p>
          <text:p text:style-name="P2"><text:span text:style-name="T2">+ Rooms : Integer</text:span></text:p>
          <text:p text:style-name="P2"><text:span text:style-name="T2">+ Size : Double</text:span></text:p>
          <text:p text:style-name="P2"><text:span text:style-name="T2">+ State : String</text:span></text:p>
          <text:p text:style-name="P2"><text:span text:style-name="T2">+ Status : Status</text:span></text:p>
          <text:p text:style-name="P2"><text:span text:style-name="T2">+ SubmissionDate : D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cm" svg:height="1.2cm" svg:x="17.2cm" svg:y="30.2cm">
          <text:p text:style-name="P2"><text:span text:style-name="T1">+ Visits() : List&lt;Visit&gt;</text:span></text:p>
          <text:p text:style-name="P2"><text:span text:style-name="T1">+ Acquisition() : Acquisition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32" draw:text-style-name="P1" draw:layer="layout" svg:width="10.4cm" svg:height="0.8cm" svg:x="24.5cm" svg:y="5.6cm">
            <text:p text:style-name="P1">RequestingClient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0.4cm" svg:height="0.8cm" svg:x="24.5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0.4cm" svg:height="0.8cm" svg:x="24.5cm" svg:y="7.2cm">
            <text:p text:style-name="P2"><text:span text:style-name="T1">+ InterestProperties() : List&lt;Property&gt;</text:span>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0.773cm" svg:height="0.747cm" svg:x="7.601cm" svg:y="11.001cm">
          <draw:text-box>
            <text:p>1</text:p>
          </draw:text-box>
        </draw:frame>
        <draw:custom-shape draw:style-name="gr34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35" draw:layer="layout" svg:width="0.714cm" svg:height="0.747cm" svg:x="5.1cm" svg:y="22.253cm">
          <draw:text-box>
            <text:p>*</text:p>
          </draw:text-box>
        </draw:frame>
        <draw:frame draw:style-name="gr35" draw:layer="layout" svg:width="0.714cm" svg:height="0.747cm" svg:x="13.386cm" svg:y="22.2cm">
          <draw:text-box>
            <text:p>*</text:p>
          </draw:text-box>
        </draw:frame>
        <draw:frame draw:style-name="gr35" draw:layer="layout" svg:width="0.714cm" svg:height="0.747cm" svg:x="9.786cm" svg:y="20.4cm">
          <draw:text-box>
            <text:p>*</text:p>
          </draw:text-box>
        </draw:frame>
        <draw:frame draw:style-name="gr11" draw:layer="layout" svg:width="0.773cm" svg:height="0.747cm" svg:x="16.486cm" svg:y="22.2cm">
          <draw:text-box>
            <text:p>1</text:p>
          </draw:text-box>
        </draw:frame>
        <draw:frame draw:style-name="gr11" draw:layer="layout" svg:width="0.773cm" svg:height="0.747cm" svg:x="23.8cm" svg:y="6.053cm">
          <draw:text-box>
            <text:p>1</text:p>
          </draw:text-box>
        </draw:frame>
        <draw:frame draw:style-name="gr35" draw:layer="layout" svg:width="0.714cm" svg:height="0.747cm" svg:x="23.2cm" svg:y="9.4cm">
          <draw:text-box>
            <text:p>*</text:p>
          </draw:text-box>
        </draw:frame>
        <draw:frame draw:style-name="gr10" draw:layer="layout" svg:width="1.315cm" svg:height="0.747cm" svg:x="19.6cm" svg:y="12.1cm">
          <draw:text-box>
            <text:p>0..1</text:p>
          </draw:text-box>
        </draw:frame>
        <draw:frame draw:style-name="gr11" draw:layer="layout" svg:width="0.773cm" svg:height="0.747cm" svg:x="27.427cm" svg:y="8.053cm">
          <draw:text-box>
            <text:p>1</text:p>
          </draw:text-box>
        </draw:frame>
        <draw:frame draw:style-name="gr11" draw:layer="layout" svg:width="0.773cm" svg:height="0.747cm" svg:x="19.6cm" svg:y="14.8cm">
          <draw:text-box>
            <text:p>1</text:p>
          </draw:text-box>
        </draw:frame>
        <draw:frame draw:style-name="gr11" draw:layer="layout" svg:width="0.773cm" svg:height="0.747cm" svg:x="31.227cm" svg:y="22.253cm">
          <draw:text-box>
            <text:p>1</text:p>
          </draw:text-box>
        </draw:frame>
        <draw:frame draw:style-name="gr11" draw:layer="layout" svg:width="0.773cm" svg:height="0.747cm" svg:x="40.2cm" svg:y="22.253cm">
          <draw:text-box>
            <text:p>1</text:p>
          </draw:text-box>
        </draw:frame>
        <draw:frame draw:style-name="gr35" draw:layer="layout" svg:width="0.714cm" svg:height="0.747cm" svg:x="25.2cm" svg:y="22.2cm">
          <draw:text-box>
            <text:p>*</text:p>
          </draw:text-box>
        </draw:frame>
        <draw:frame draw:style-name="gr35" draw:layer="layout" svg:width="0.714cm" svg:height="0.747cm" svg:x="44.8cm" svg:y="1.2cm">
          <draw:text-box>
            <text:p>*</text:p>
          </draw:text-box>
        </draw:frame>
        <draw:frame draw:style-name="gr12" draw:layer="layout" svg:width="1.256cm" svg:height="0.747cm" svg:x="25.2cm" svg:y="18.853cm">
          <draw:text-box>
            <text:p>1..*</text:p>
          </draw:text-box>
        </draw:frame>
        <draw:frame draw:style-name="gr11" draw:layer="layout" svg:width="0.773cm" svg:height="0.747cm" svg:x="41.6cm" svg:y="11.453cm">
          <draw:text-box>
            <text:p>1</text:p>
          </draw:text-box>
        </draw:frame>
        <draw:frame draw:style-name="gr35" draw:layer="layout" svg:width="0.714cm" svg:height="0.747cm" svg:x="22.8cm" svg:y="14.8cm">
          <draw:text-box>
            <text:p>*</text:p>
          </draw:text-box>
        </draw:frame>
        <draw:frame draw:style-name="gr11" draw:layer="layout" svg:width="0.773cm" svg:height="0.747cm" svg:x="26.486cm" svg:y="13.053cm">
          <draw:text-box>
            <text:p>1</text:p>
          </draw:text-box>
        </draw:frame>
        <draw:frame draw:style-name="gr12" draw:layer="layout" svg:width="1.256cm" svg:height="0.747cm" svg:x="31.6cm" svg:y="10.8cm">
          <draw:text-box>
            <text:p>1..*</text:p>
          </draw:text-box>
        </draw:frame>
        <draw:frame draw:style-name="gr35" draw:layer="layout" svg:width="0.714cm" svg:height="0.747cm" svg:x="31.6cm" svg:y="8.053cm">
          <draw:text-box>
            <text:p>*</text:p>
          </draw:text-box>
        </draw:frame>
        <draw:frame draw:style-name="gr36" draw:layer="layout" svg:width="2.178cm" svg:height="0.747cm" svg:x="6.4cm" svg:y="7.6cm">
          <draw:text-box>
            <text:p>Man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3H50M21S</meta:editing-duration>
    <meta:editing-cycles>32</meta:editing-cycles>
    <meta:generator>LibreOffice/4.3.5.2$Windows_x86 LibreOffice_project/3a87456aaa6a95c63eea1c1b3201acedf0751bd5</meta:generator>
    <dc:date>2015-01-27T11:11:34.650000000</dc:date>
    <meta:document-statistic meta:object-count="86"/>
    <meta:template xlink:type="simple" xlink:actuate="onRequest" xlink:title="Diagramme" xlink:href="../../../../../../AppData/Roaming/LibreOffice/4/user/template/Diagramme.otg" meta:date="2015-01-19T18:30:28.143000000"/>
  </office:meta>
</office:document-meta>
</file>